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phemia UCAS" svg:font-family="'Euphemia UCA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73737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373737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1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373737" draw:fill="solid" draw:fill-color="#00b099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5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349cm"/>
    </style:style>
    <style:style style:name="P1" style:family="paragraph">
      <style:paragraph-properties fo:text-align="center"/>
    </style:style>
    <style:style style:name="P2" style:family="paragraph">
      <style:text-properties style:font-name="Euphemia UCAS" fo:font-size="10pt" style:font-size-asian="10pt" style:font-size-complex="10pt"/>
    </style:style>
    <style:style style:name="P3" style:family="paragraph">
      <style:paragraph-properties fo:text-align="center"/>
      <style:text-properties style:font-name="Euphemia UCAS" fo:font-size="9pt" style:font-size-asian="9pt" style:font-size-complex="9pt"/>
    </style:style>
    <style:style style:name="P4" style:family="paragraph">
      <style:text-properties fo:color="#00b099" style:font-name="Euphemia UCAS" fo:font-size="9pt" style:font-size-asian="9pt" style:font-size-complex="9pt"/>
    </style:style>
    <style:style style:name="P5" style:family="paragraph">
      <style:text-properties style:font-name="Euphemia UCAS" fo:font-size="9pt" fo:font-weight="bold" style:font-size-asian="9pt" style:font-weight-asian="bold" style:font-size-complex="9pt" style:font-weight-complex="bold"/>
    </style:style>
    <style:style style:name="P6" style:family="paragraph">
      <style:text-properties style:font-name="Euphemia UCA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" style:family="paragraph">
      <style:text-properties style:font-name="Euphemia UCAS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color="#00b099" style:font-name="Euphemia UCAS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ff3333"/>
    </style:style>
    <style:style style:name="T1" style:family="text">
      <style:text-properties style:font-name="Euphemia UCAS" fo:font-size="10pt" style:font-size-asian="10pt" style:font-size-complex="10pt"/>
    </style:style>
    <style:style style:name="T2" style:family="text">
      <style:text-properties fo:color="#00b099" style:font-name="Euphemia UCAS" fo:font-size="9pt" style:font-size-asian="9pt" style:font-size-complex="9pt"/>
    </style:style>
    <style:style style:name="T3" style:family="text">
      <style:text-properties style:font-name="Euphemia UCAS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Euphemia UCA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style:font-name="Euphemia UCAS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style:font-name="Euphemia UCAS" fo:font-size="10pt" fo:font-style="normal" fo:text-shadow="none" style:text-underline-style="none" fo:font-weight="bold" style:letter-kerning="true" style:font-name-asian="Euphemia UCAS" style:font-size-asian="10pt" style:font-style-asian="normal" style:font-weight-asian="bold" style:font-name-complex="Euphemia UCAS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b099" style:font-name="Euphemia UCAS" fo:font-size="9pt" fo:font-style="italic" style:font-size-asian="9pt" style:font-style-asian="italic" style:font-size-complex="9pt" style:font-style-complex="italic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991cm" svg:height="0.813cm" svg:x="2.947cm" svg:y="6.7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5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5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4.3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7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9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9.1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11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10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13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12.3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2" draw:layer="layout" svg:width="2.657cm" svg:height="0.712cm" svg:x="3.543cm" svg:y="4.28cm">
          <draw:text-box>
            <text:p><text:span text:style-name="T1">I2C <text:s/>#1</text:span></text:p>
          </draw:text-box>
        </draw:frame>
        <draw:frame draw:style-name="gr4" draw:text-style-name="P2" draw:layer="layout" svg:width="2.559cm" svg:height="0.666cm" svg:x="3.544cm" svg:y="5.081cm">
          <draw:text-box>
            <text:p><text:span text:style-name="T1">U(S)ART #3</text:span></text:p>
          </draw:text-box>
        </draw:frame>
        <draw:frame draw:style-name="gr4" draw:text-style-name="P2" draw:layer="layout" svg:width="1.67cm" svg:height="0.666cm" svg:x="3.545cm" svg:y="5.882cm">
          <draw:text-box>
            <text:p><text:span text:style-name="T1">SPI #3</text:span></text:p>
          </draw:text-box>
        </draw:frame>
        <draw:frame draw:style-name="gr4" draw:text-style-name="P2" draw:layer="layout" svg:width="2.733cm" svg:height="0.666cm" svg:x="3.546cm" svg:y="6.683cm">
          <draw:text-box>
            <text:p><text:span text:style-name="T1">CAN bus <text:s/>#1</text:span></text:p>
          </draw:text-box>
        </draw:frame>
        <draw:frame draw:style-name="gr4" draw:text-style-name="P2" draw:layer="layout" svg:width="1.361cm" svg:height="0.666cm" svg:x="3.547cm" svg:y="8.284cm">
          <draw:text-box>
            <text:p><text:span text:style-name="T1">GPIO</text:span></text:p>
          </draw:text-box>
        </draw:frame>
        <draw:frame draw:style-name="gr4" draw:text-style-name="P2" draw:layer="layout" svg:width="2.839cm" svg:height="0.666cm" svg:x="3.548cm" svg:y="9.085cm">
          <draw:text-box>
            <text:p><text:span text:style-name="T1">Ext. Interrupt</text:span></text:p>
          </draw:text-box>
        </draw:frame>
        <draw:frame draw:style-name="gr4" draw:text-style-name="P2" draw:layer="layout" svg:width="2.995cm" svg:height="0.666cm" svg:x="3.55cm" svg:y="10.687cm">
          <draw:text-box>
            <text:p><text:span text:style-name="T1">D/A Converter</text:span></text:p>
          </draw:text-box>
        </draw:frame>
        <draw:frame draw:style-name="gr4" draw:text-style-name="P2" draw:layer="layout" svg:width="2.995cm" svg:height="0.666cm" svg:x="3.543cm" svg:y="9.853cm">
          <draw:text-box>
            <text:p><text:span text:style-name="T1">A/D Converter</text:span></text:p>
          </draw:text-box>
        </draw:frame>
        <draw:custom-shape draw:style-name="gr5" draw:text-style-name="P3" draw:layer="layout" svg:width="0.468cm" svg:height="0.444cm" svg:x="9.096cm" svg:y="8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1.8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2.7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3.6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5.6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6.5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1.896cm" svg:y="9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2.796cm" svg:y="9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6.596cm" svg:y="9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306cm" svg:height="0.666cm" svg:x="3.55cm" svg:y="13.088cm">
          <draw:text-box>
            <text:p><text:span text:style-name="T1">GND</text:span></text:p>
          </draw:text-box>
        </draw:frame>
        <draw:frame draw:style-name="gr4" draw:text-style-name="P2" draw:layer="layout" svg:width="2.839cm" svg:height="0.666cm" svg:x="3.543cm" svg:y="12.278cm">
          <draw:text-box>
            <text:p><text:span text:style-name="T1">VCC_3V (out)</text:span></text:p>
          </draw:text-box>
        </draw:frame>
        <draw:custom-shape draw:style-name="gr5" draw:text-style-name="P3" draw:layer="layout" svg:width="0.468cm" svg:height="0.444cm" svg:x="14.807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7.369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288cm" svg:height="0.666cm" svg:x="3.55cm" svg:y="11.488cm">
          <draw:text-box>
            <text:p><text:span text:style-name="T1">Mic. Analog Out</text:span></text:p>
          </draw:text-box>
        </draw:frame>
        <draw:custom-shape draw:style-name="gr5" draw:text-style-name="P3" draw:layer="layout" svg:width="0.468cm" svg:height="0.444cm" svg:x="10.996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87cm" svg:height="0.666cm" svg:x="3.547cm" svg:y="7.485cm">
          <draw:text-box>
            <text:p><text:span text:style-name="T1">Timer/PWM</text:span></text:p>
          </draw:text-box>
        </draw:frame>
        <draw:line draw:style-name="gr6" draw:text-style-name="P3" draw:layer="layout" svg:x1="7.735cm" svg:y1="4.18cm" svg:x2="7.687cm" svg:y2="13.832cm">
          <text:p/>
        </draw:line>
        <draw:frame draw:style-name="gr7" draw:text-style-name="P4" draw:layer="layout" svg:width="1.018cm" svg:height="0.729cm" svg:x="15.467cm" svg:y="4.469cm">
          <draw:text-box>
            <text:p><text:span text:style-name="T2">scl</text:span></text:p>
          </draw:text-box>
        </draw:frame>
        <draw:frame draw:style-name="gr7" draw:text-style-name="P4" draw:layer="layout" svg:width="1.222cm" svg:height="0.729cm" svg:x="16.411cm" svg:y="4.497cm">
          <draw:text-box>
            <text:p><text:span text:style-name="T2">sda</text:span></text:p>
          </draw:text-box>
        </draw:frame>
        <draw:frame draw:style-name="gr7" draw:text-style-name="P4" draw:layer="layout" svg:width="1.018cm" svg:height="0.729cm" svg:x="11.667cm" svg:y="5.17cm">
          <draw:text-box>
            <text:p><text:span text:style-name="T2">tx</text:span></text:p>
          </draw:text-box>
        </draw:frame>
        <draw:frame draw:style-name="gr7" draw:text-style-name="P4" draw:layer="layout" svg:width="1.018cm" svg:height="0.729cm" svg:x="12.567cm" svg:y="5.171cm">
          <draw:text-box>
            <text:p><text:span text:style-name="T2">rx</text:span></text:p>
          </draw:text-box>
        </draw:frame>
        <draw:frame draw:style-name="gr7" draw:text-style-name="P4" draw:layer="layout" svg:width="1.535cm" svg:height="0.729cm" svg:x="13.267cm" svg:y="5.172cm">
          <draw:text-box>
            <text:p><text:span text:style-name="T2">(clk)</text:span></text:p>
          </draw:text-box>
        </draw:frame>
        <draw:frame draw:style-name="gr7" draw:text-style-name="P4" draw:layer="layout" svg:width="1.483cm" svg:height="0.729cm" svg:x="11.567cm" svg:y="5.971cm">
          <draw:text-box>
            <text:p><text:span text:style-name="T2">sck</text:span></text:p>
          </draw:text-box>
        </draw:frame>
        <draw:frame draw:style-name="gr7" draw:text-style-name="P4" draw:layer="layout" svg:width="1.483cm" svg:height="0.729cm" svg:x="12.268cm" svg:y="5.972cm">
          <draw:text-box>
            <text:p><text:span text:style-name="T2">miso</text:span></text:p>
          </draw:text-box>
        </draw:frame>
        <draw:frame draw:style-name="gr7" draw:text-style-name="P4" draw:layer="layout" svg:width="1.483cm" svg:height="0.729cm" svg:x="13.269cm" svg:y="5.973cm">
          <draw:text-box>
            <text:p><text:span text:style-name="T2">mosi</text:span></text:p>
          </draw:text-box>
        </draw:frame>
        <draw:frame draw:style-name="gr7" draw:text-style-name="P4" draw:layer="layout" svg:width="1.018cm" svg:height="0.729cm" svg:x="16.438cm" svg:y="6.65cm">
          <draw:text-box>
            <text:p><text:span text:style-name="T2">tx</text:span></text:p>
          </draw:text-box>
        </draw:frame>
        <draw:frame draw:style-name="gr7" draw:text-style-name="P4" draw:layer="layout" svg:width="1.018cm" svg:height="0.729cm" svg:x="15.567cm" svg:y="6.672cm">
          <draw:text-box>
            <text:p><text:span text:style-name="T2">rx</text:span></text:p>
          </draw:text-box>
        </draw:frame>
        <draw:frame draw:style-name="gr8" draw:text-style-name="P5" draw:layer="layout" svg:width="1.171cm" svg:height="0.712cm" svg:x="7.885cm" svg:y="3.79cm">
          <draw:text-box>
            <text:p><text:span text:style-name="T3">PA5</text:span></text:p>
          </draw:text-box>
        </draw:frame>
        <draw:frame draw:style-name="gr8" draw:text-style-name="P5" draw:layer="layout" svg:width="1.171cm" svg:height="0.712cm" svg:x="8.859cm" svg:y="3.354cm">
          <draw:text-box>
            <text:p><text:span text:style-name="T3">PA6</text:span></text:p>
          </draw:text-box>
        </draw:frame>
        <draw:frame draw:style-name="gr8" draw:text-style-name="P5" draw:layer="layout" svg:width="1.171cm" svg:height="0.712cm" svg:x="9.711cm" svg:y="3.74cm">
          <draw:text-box>
            <text:p><text:span text:style-name="T3">PA7</text:span></text:p>
          </draw:text-box>
        </draw:frame>
        <draw:frame draw:style-name="gr8" draw:text-style-name="P5" draw:layer="layout" svg:width="1.484cm" svg:height="0.712cm" svg:x="10.64cm" svg:y="3.281cm">
          <draw:text-box>
            <text:p><text:span text:style-name="T3">(PB0)</text:span></text:p>
          </draw:text-box>
        </draw:frame>
        <draw:frame draw:style-name="gr8" draw:text-style-name="P5" draw:layer="layout" svg:width="1.408cm" svg:height="0.712cm" svg:x="11.41cm" svg:y="3.742cm">
          <draw:text-box>
            <text:p><text:span text:style-name="T3">PC10</text:span></text:p>
          </draw:text-box>
        </draw:frame>
        <draw:frame draw:style-name="gr8" draw:text-style-name="P5" draw:layer="layout" svg:width="1.408cm" svg:height="0.712cm" svg:x="12.31cm" svg:y="3.283cm">
          <draw:text-box>
            <text:p><text:span text:style-name="T3">PC11</text:span></text:p>
          </draw:text-box>
        </draw:frame>
        <draw:frame draw:style-name="gr8" draw:text-style-name="P5" draw:layer="layout" svg:width="1.408cm" svg:height="0.712cm" svg:x="13.233cm" svg:y="3.744cm">
          <draw:text-box>
            <text:p><text:span text:style-name="T3">PC12</text:span></text:p>
          </draw:text-box>
        </draw:frame>
        <draw:frame draw:style-name="gr8" draw:text-style-name="P6" draw:layer="layout" svg:width="1.213cm" svg:height="0.712cm" svg:x="14.439cm" svg:y="3.257cm">
          <draw:text-box>
            <text:p><text:span text:style-name="T4">VCC</text:span></text:p>
          </draw:text-box>
        </draw:frame>
        <draw:frame draw:style-name="gr8" draw:text-style-name="P5" draw:layer="layout" svg:width="1.196cm" svg:height="0.712cm" svg:x="15.338cm" svg:y="3.769cm">
          <draw:text-box>
            <text:p><text:span text:style-name="T3">PB8</text:span></text:p>
          </draw:text-box>
        </draw:frame>
        <draw:frame draw:style-name="gr8" draw:text-style-name="P5" draw:layer="layout" svg:width="1.196cm" svg:height="0.712cm" svg:x="16.417cm" svg:y="3.236cm">
          <draw:text-box>
            <text:p><text:span text:style-name="T3">PB9</text:span></text:p>
          </draw:text-box>
        </draw:frame>
        <draw:frame draw:style-name="gr8" draw:text-style-name="P6" draw:layer="layout" svg:width="1.294cm" svg:height="0.712cm" svg:x="17.496cm" svg:y="3.745cm">
          <draw:text-box>
            <text:p><text:span text:style-name="T4">GND</text:span></text:p>
          </draw:text-box>
        </draw:frame>
        <draw:frame draw:style-name="gr4" draw:text-style-name="P7" draw:layer="layout" svg:width="5.18cm" svg:height="0.666cm" svg:x="2.826cm" svg:y="2.169cm">
          <draw:text-box>
            <text:p><text:span text:style-name="T5">Pin # on extension port</text:span></text:p>
          </draw:text-box>
        </draw:frame>
        <draw:frame draw:style-name="gr4" draw:text-style-name="P5" draw:layer="layout" svg:width="2.377cm" svg:height="0.624cm" svg:x="5.301cm" svg:y="3.366cm">
          <draw:text-box>
            <text:p><text:span text:style-name="T3">STM32 pin</text:span></text:p>
          </draw:text-box>
        </draw:frame>
        <draw:frame draw:style-name="gr9" draw:text-style-name="P7" draw:layer="layout" svg:width="0.849cm" svg:height="0.712cm" svg:x="8.211cm" svg:y="2.198cm">
          <draw:text-box>
            <text:p><text:span text:style-name="T6">1</text:span></text:p>
          </draw:text-box>
        </draw:frame>
        <draw:frame draw:style-name="gr9" draw:text-style-name="P7" draw:layer="layout" svg:width="0.849cm" svg:height="0.712cm" svg:x="9.012cm" svg:y="2.199cm">
          <draw:text-box>
            <text:p><text:span text:style-name="T6">2</text:span></text:p>
          </draw:text-box>
        </draw:frame>
        <draw:frame draw:style-name="gr9" draw:text-style-name="P7" draw:layer="layout" svg:width="0.849cm" svg:height="0.712cm" svg:x="9.913cm" svg:y="2.2cm">
          <draw:text-box>
            <text:p><text:span text:style-name="T6">3</text:span></text:p>
          </draw:text-box>
        </draw:frame>
        <draw:frame draw:style-name="gr9" draw:text-style-name="P7" draw:layer="layout" svg:width="0.849cm" svg:height="0.712cm" svg:x="10.814cm" svg:y="2.201cm">
          <draw:text-box>
            <text:p><text:span text:style-name="T6">4</text:span></text:p>
          </draw:text-box>
        </draw:frame>
        <draw:frame draw:style-name="gr9" draw:text-style-name="P7" draw:layer="layout" svg:width="0.849cm" svg:height="0.712cm" svg:x="11.715cm" svg:y="2.202cm">
          <draw:text-box>
            <text:p><text:span text:style-name="T6">5</text:span></text:p>
          </draw:text-box>
        </draw:frame>
        <draw:frame draw:style-name="gr9" draw:text-style-name="P7" draw:layer="layout" svg:width="0.849cm" svg:height="0.712cm" svg:x="12.616cm" svg:y="2.203cm">
          <draw:text-box>
            <text:p><text:span text:style-name="T6">6</text:span></text:p>
          </draw:text-box>
        </draw:frame>
        <draw:frame draw:style-name="gr9" draw:text-style-name="P7" draw:layer="layout" svg:width="0.849cm" svg:height="0.712cm" svg:x="13.617cm" svg:y="2.204cm">
          <draw:text-box>
            <text:p><text:span text:style-name="T6">7</text:span></text:p>
          </draw:text-box>
        </draw:frame>
        <draw:frame draw:style-name="gr9" draw:text-style-name="P7" draw:layer="layout" svg:width="0.849cm" svg:height="0.712cm" svg:x="14.618cm" svg:y="2.205cm">
          <draw:text-box>
            <text:p><text:span text:style-name="T6">8</text:span></text:p>
          </draw:text-box>
        </draw:frame>
        <draw:frame draw:style-name="gr9" draw:text-style-name="P7" draw:layer="layout" svg:width="0.849cm" svg:height="0.712cm" svg:x="15.519cm" svg:y="2.206cm">
          <draw:text-box>
            <text:p><text:span text:style-name="T6">9</text:span></text:p>
          </draw:text-box>
        </draw:frame>
        <draw:frame draw:style-name="gr9" draw:text-style-name="P7" draw:layer="layout" svg:width="0.993cm" svg:height="0.712cm" svg:x="16.62cm" svg:y="2.207cm">
          <draw:text-box>
            <text:p><text:span text:style-name="T6">10</text:span></text:p>
          </draw:text-box>
        </draw:frame>
        <draw:frame draw:style-name="gr9" draw:text-style-name="P7" draw:layer="layout" svg:width="0.993cm" svg:height="0.712cm" svg:x="17.721cm" svg:y="2.208cm">
          <draw:text-box>
            <text:p><text:span text:style-name="T6">11</text:span></text:p>
          </draw:text-box>
        </draw:frame>
        <draw:frame draw:style-name="gr4" draw:text-style-name="P7" draw:layer="layout" svg:width="4.9cm" svg:height="0.666cm" draw:transform="rotate (1.5707963267949) translate (1.969cm 11.326cm)">
          <draw:text-box>
            <text:p><text:span text:style-name="T5">Most Relevant Signals</text:span></text:p>
          </draw:text-box>
        </draw:frame>
        <draw:frame draw:style-name="gr7" draw:text-style-name="P8" draw:layer="layout" svg:width="6.377cm" svg:height="0.729cm" draw:transform="rotate (1.5707963267949) translate (8.023cm 10.666cm)">
          <draw:text-box>
            <text:p text:style-name="P1"><text:span text:style-name="T7">Restricted use on current prototypes</text:span></text:p>
          </draw:text-box>
        </draw:frame>
        <draw:frame draw:style-name="gr7" draw:text-style-name="P8" draw:layer="layout" svg:width="6.377cm" svg:height="0.729cm" draw:transform="rotate (1.5707963267949) translate (9.924cm 10.667cm)">
          <draw:text-box>
            <text:p text:style-name="P1"><text:span text:style-name="T7">Restricted use on current prototypes</text:span></text:p>
          </draw:text-box>
        </draw:frame>
        <draw:custom-shape draw:style-name="gr5" draw:text-style-name="P3" draw:layer="measurelines" svg:width="0.468cm" svg:height="0.444cm" svg:x="9.096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0.468cm" svg:height="0.444cm" svg:x="15.696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0.468cm" svg:height="0.444cm" svg:x="16.596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0.844cm" svg:height="0.958cm" svg:x="1cm" svg:y="1cm">
          <draw:text-box>
            <text:p text:style-name="P9"><text:span text:style-name="T8">LIMIFROG “PROTOTYPE” VER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Euphemia UCAS" svg:font-family="'Euphemia UCA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meya </meta:initial-creator>
    <meta:creation-date>2015-09-24T21:50:30.916899808</meta:creation-date>
    <dc:date>2015-11-03T13:56:31.379679440</dc:date>
    <meta:editing-duration>PT30M29S</meta:editing-duration>
    <meta:editing-cycles>6</meta:editing-cycles>
    <meta:generator>LibreOffice/4.1.2.3$Linux_X86_64 LibreOffice_project/410m0$Build-3</meta:generator>
    <dc:creator>cymeya </dc:creator>
    <meta:document-statistic meta:object-count="79"/>
  </office:meta>
</office:document-meta>
</file>